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frac>
          <msub>
            <mi>w</mi>
            <mi>i</mi>
          </msub>
          <msub>
            <mi>s</mi>
            <mi>i</mi>
          </msub>
        </mfrac>
        <mo stretchy="false">+</mo>
        <mi>c</mi>
      </mrow>
      <msqrt>
        <mfrac>
          <mrow>
            <mi>ln</mi>
            <mi>t</mi>
          </mrow>
          <msub>
            <mi>s</mi>
            <mi>i</mi>
          </msub>
        </mfrac>
      </msqrt>
    </mrow>
    <annotation encoding="StarMath 5.0">{w_i} over {s_i} + c sqrt {{ln t} over {s_i}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7:24:01.980148734</meta:creation-date>
    <meta:generator>LibreOffice/4.2.8.2$Linux_X86_64 LibreOffice_project/420m0$Build-2</meta:generator>
  </office:meta>
</office:document-meta>
</file>